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Mono" svg:font-family="'DejaVu Mono', 'Bitstream Vera Mono', 'Lucida Console', 'Nimbus Mono L', 'Liberation Mono', FreeMono, 'Andale Mono', 'Courier New', monospace"/>
    <style:font-face style:name="DejaVu Serif" svg:font-family="'DejaVu Serif', 'Bitstream Vera Serif', 'Lucida Bright', Georgia, serif"/>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Lucida Console', 'Droid Sans Mono', 'DejaVu Mono', 'Bitstream Vera Mono', 'Liberation Mono', FreeMono, 'Andale Mono', 'Nimbus Mono L', 'Courier New', monospace"/>
    <style:font-face style:name="Linux Libertine O" svg:font-family="'Linux Libertine O', 'Hoefler Text', Garamond, Bembo, Janson, 'TeX Gyre Pagella', Palatino, 'Liberation Serif', 'Nimbus Roman No 9 L', FreeSerif, Times, 'Times New Roman', serif"/>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Heading_20_4">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Text_20_body" style:master-page-name="HTML">
      <style:paragraph-properties fo:margin-left="0cm" fo:margin-right="0cm" fo:text-indent="0cm" style:auto-text-indent="false" style:page-number="auto"/>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start" style:justify-single-word="false" fo:text-indent="0cm" style:auto-text-indent="false"/>
    </style:style>
    <style:style style:name="P7" style:family="paragraph" style:parent-style-name="Text_20_body">
      <style:paragraph-properties fo:text-align="start" style:justify-single-word="false"/>
    </style:style>
    <style:style style:name="P8" style:family="paragraph" style:parent-style-name="Text_20_body">
      <style:paragraph-properties fo:margin-left="0cm" fo:margin-right="0cm" fo:text-align="center" style:justify-single-word="false" fo:text-indent="0cm" style:auto-text-indent="false"/>
      <style:text-properties fo:font-style="italic"/>
    </style:style>
    <style:style style:name="P9" style:family="paragraph" style:parent-style-name="Text_20_body">
      <style:paragraph-properties fo:margin-left="0cm" fo:margin-right="0cm" fo:text-align="center" style:justify-single-word="false" fo:text-indent="0cm" style:auto-text-indent="false"/>
    </style:style>
    <style:style style:name="P10" style:family="paragraph" style:parent-style-name="Text_20_body" style:list-style-name="L1"/>
    <style:style style:name="P11" style:family="paragraph" style:parent-style-name="Text_20_body" style:list-style-name="L1">
      <style:paragraph-properties fo:margin-left="0cm" fo:margin-right="0cm" fo:text-indent="0cm" style:auto-text-indent="false"/>
    </style:style>
    <style:style style:name="T1" style:family="text">
      <style:text-properties style:text-position="33% 80%"/>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SAMPLE-autofile-0"/>\(\newcommand{\footnotename}{footnote}\) \(\def \LWRfootnote {1}\) \(\newcommand {\footnote }[2][\LWRfootnote ]{{}^{\mathrm {#1}}}\) \(\newcommand {\footnotemark }[1][\LWRfootnote ]{{}^{\mathrm {#1}}}\) \(\let \LWRorighspace \hspace \) \(\renewcommand {\hspace }{\ifstar \LWRorighspace \LWRorighspace }\) \(\newcommand {\mathnormal }[1]{{#1}}\) \(\newcommand \ensuremath [1]{#1}\) \(\newcommand {\LWRframebox }[2][]{\fbox {#2}} \newcommand {\framebox }[1][]{\LWRframebox } \) \(\newcommand {\setlength }[2]{}\) \(\newcommand {\addtolength }[2]{}\) \(\newcommand {\setcounter }[2]{}\) \(\newcommand {\addtocounter }[2]{}\) \(\newcommand {\arabic }[1]{}\) \(\newcommand {\number }[1]{}\) \(\newcommand {\noalign }[1]{\text {#1}\notag \\}\) \(\newcommand {\cline }[1]{}\) \(\newcommand {\directlua }[1]{\text {(directlua)}}\) \(\newcommand {\luatexdirectlua }[1]{\text {(directlua)}}\) \(\newcommand {\protect }{}\) \(\def \LWRabsorbnumber #1 {}\) \(\def \LWRabsorbquotenumber "#1 {}\) \(\newcommand {\LWRabsorboption }[1][]{}\) \(\newcommand {\LWRabsorbtwooptions }[1][]{\LWRabsorboption }\) \(\def \mathchar {\ifnextchar "\LWRabsorbquotenumber \LWRabsorbnumber }\) \(\def \mathcode #1={\mathchar }\) \(\let \delcode \mathcode \) \(\let \delimiter \mathchar \) \(\def \oe {\unicode {x0153}}\) \(\def \OE {\unicode {x0152}}\) \(\def \ae {\unicode {x00E6}}\) \(\def \AE {\unicode {x00C6}}\) \(\def \aa {\unicode {x00E5}}\) \(\def \AA {\unicode {x00C5}}\) \(\def \o {\unicode {x00F8}}\) \(\def \O {\unicode {x00D8}}\) \(\def \l {\unicode {x0142}}\) \(\def \L {\unicode {x0141}}\) \(\def \ss {\unicode {x00DF}}\) \(\def \SS {\unicode {x1E9E}}\) \(\def \dag {\unicode {x2020}}\) \(\def \ddag {\unicode {x2021}}\) \(\def \P {\unicode {x00B6}}\) \(\def \copyright {\unicode {x00A9}}\) \(\def \pounds {\unicode {x00A3}}\) \(\let \LWRref \ref \) \(\renewcommand {\ref }{\ifstar \LWRref \LWRref }\) \( \newcommand {\multicolumn }[3]{#3}\) \(\require {textcomp}\) </text:p>
      <text:p text:style-name="P5"><text:bookmark text:name="SAMPLE-autopage-1"/>=== table of contents === </text:p>
      <text:h text:style-name="P1" text:outline-level="3"><text:bookmark text:name="autosec-2"/>Portada</text:h>
      <text:p text:style-name="P5"><text:bookmark text:name="SAMPLE-autopage-2"/>Resolver un diseño de página tal que aparezca la tapa y los datos de catalogación. </text:p>
      <text:h text:style-name="P1" text:outline-level="3"><text:bookmark text:name="autosec-3"/>Frontmatter</text:h>
      <text:p text:style-name="P5"><text:bookmark text:name="SAMPLE-autopage-3"/>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text:span text:style-name="Emphasis">Nulla malesuada porttitor diam</text:span>.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text:span text:style-name="T1">1</text:span> </text:p>
      <text:p text:style-name="Text_20_body">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P6"><text:bookmark text:name="SAMPLE-autopage-4"/><text:span text:style-name="T1">1</text:span> <text:span text:style-name="Emphasis">Nulla malesuada porttitor diam</text:span>. Donec felis erat, congue non, volutpat at, tincidunt tristique, libero. Vivamus viverra fermentum felis. Donec nonummy pellentesque ante. Phasellus adipiscing semper elit. </text:p>
      <text:h text:style-name="P1" text:outline-level="3"><text:bookmark text:name="autosec-5"/>Capı́tulo 1 Mainmatter</text:h>
      <text:p text:style-name="P5"><text:bookmark text:name="SAMPLE-autopage-5"/><text:bookmark text:name="mychapter"/>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h text:style-name="P2" text:outline-level="4"><text:bookmark text:name="autosec-6"/>1.1. Title</text:h>
      <text:p text:style-name="P5"><text:bookmark text:name="SAMPLE-autopage-6"/>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text:span text:style-name="T1">1</text:span> </text:p>
      <text:p text:style-name="Text_20_body">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
      <text:section text:style-name="Sect1" text:name="autoidWP-1">
        <text:p text:style-name="P9"><draw:a xlink:type="simple" xlink:href="../imagen1.jpg" office:target-frame-name="_blank" xlink:show="new"><draw:frame draw:style-name="fr1" draw:name="Imagen1" text:anchor-type="as-char" svg:width="15.363cm" svg:height="10.248cm" draw:z-index="0"><draw:image xlink:href="../imagen1.jpg" xlink:type="simple" xlink:show="embed" xlink:actuate="onLoad" draw:mime-type="image/jpeg"/><svg:title>(image)</svg:title></draw:frame></draw:a><text:s/></text:p>
        <text:p text:style-name="P8">Figura 1.1: Este es el epígrafe de la figura a color. <text:bookmark text:name="figura1"/></text:p>
      </text:section>
      <text:p text:style-name="Text_20_body"/>
      <text:p text:style-name="P6"><text:bookmark text:name="SAMPLE-autopage-8"/><text:span text:style-name="T1">1</text:span> Nulla malesuada porttitor diam.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 </text:p>
      <text:h text:style-name="P2" text:outline-level="4"><text:bookmark text:name="autosec-9"/>1.2. Title section</text:h>
      <text:list text:style-name="L1">
        <text:list-item>
          <text:p text:style-name="P11"><text:bookmark text:name="SAMPLE-autopage-9"/>1. primero </text:p>
        </text:list-item>
        <text:list-item>
          <text:p text:style-name="P10">2. segundo </text:p>
        </text:list-item>
        <text:list-item>
          <text:p text:style-name="P10">3. tercero </text:p>
        </text:list-item>
      </text:list>
      <text:p text:style-name="Text_20_body">Nulla malesuada porttitor diam.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 </text:p>
      <text:p text:style-name="Quotations">«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text:p>
      <text:p text:style-name="Text_20_body"><text:soft-page-break/>Fusce mauris. Vestibulum luctus nibh at lectus. Sed bibendum, nulla a faucibus semper, leo velit ultricies tellus, ac venenatis arcu wisi vel nisl. Vestibulum diam. Aliquam pellentesque, augue quis sagittis posuere, turpis lacus congue quam, in hendrerit risus eros eget felis. Maecenas eget erat in sapien mattis porttitor. Vestibulum porttitor. Nulla facilisi. Sed a turpis eu lacus commodo facilisis. Morbi fringilla, wisi in dignissim interdum, justo lectus sagittis dui, et vehicula libero dui cursus dui. Mauris tempor ligula sed lacus. Duis cursus enim ut augue. Cras ac magna. Cras nulla. Nulla egestas. Curabitur a leo. Quisque egestas wisi eget nunc. Nam feugiat lacus vel est. Curabitur consectetuer. </text:p>
      <text:h text:style-name="P2" text:outline-level="4"><text:bookmark text:name="autosec-11"/>1.3. Title section</text:h>
      <text:p text:style-name="P5"><text:bookmark text:name="SAMPLE-autopage-11"/>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h text:style-name="P1" text:outline-level="3"><text:bookmark text:name="autosec-12"/>Capı́tulo 2 next meeting</text:h>
      <text:h text:style-name="P2" text:outline-level="4"><text:bookmark text:name="SAMPLE-autopage-12"/><text:bookmark text:name="mychapter2"/><text:bookmark text:name="autosec-13"/>2.1. Title section</text:h>
      <text:p text:style-name="P5"><text:bookmark text:name="SAMPLE-autopage-13"/>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Como vemos en la figura <text:a xlink:type="simple" xlink:href="../index.html#figura1" text:style-name="Internet_20_link" text:visited-style-name="Visited_20_Internet_20_Link">1.1</text:a>, lorem ipsum dolor sit amet.<text:span text:style-name="T1">1</text:span> </text:p>
      <text:p text:style-name="Text_20_body">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Como vemos en la figura <text:a xlink:type="simple" xlink:href="../index.html#figura1" text:style-name="Internet_20_link" text:visited-style-name="Visited_20_Internet_20_Link">1.1</text:a>, lorem ipsum dolor sit amet.<text:span text:style-name="T1">2</text:span> </text:p>
      <text:p text:style-name="Text_20_body">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Text_20_body">Nam dui ligula, fringilla a, euismod sodales, sollicitudin vel, wisi. Morbi auctor lorem non justo. Nam lacus libero, pretium at, lobortis vitae, ultricies et, tellus. Donec aliquet, tortor sed accumsan bibendum, erat ligula aliquet magna, vitae ornare odio metus a mi. Morbi ac orci et nisl hendrerit mollis. Suspendisse ut massa. Cras nec ante. Pellentesque a nulla. Cum sociis natoque penatibus et magnis dis parturient montes, nascetur ridiculus mus. Aliquam tincidunt urna. Nulla ullamcorper vestibulum turpis. Pellentesque cursus luctus mauris. </text:p>
      <text:p text:style-name="P6"><text:bookmark text:name="SAMPLE-autopage-14"/><text:span text:style-name="T1">1</text:span> 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p text:style-name="P7"><text:span text:style-name="T1">2</text:span> 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h text:style-name="P2" text:outline-level="4"><text:bookmark text:name="autosec-15"/>2.2. Title section</text:h>
      <text:p text:style-name="P5"><text:bookmark text:name="SAMPLE-autopage-15"/>Nulla malesuada porttitor diam.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 </text:p>
      <text:h text:style-name="P2" text:outline-level="4"><text:bookmark text:name="autosec-16"/>2.3. Title section</text:h>
      <text:p text:style-name="P5"><text:bookmark text:name="SAMPLE-autopage-16"/>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h text:style-name="P3" text:outline-level="5"><text:bookmark text:name="autosec-17"/>2.3.1. Title section</text:h>
      <text:p text:style-name="P5"><text:bookmark text:name="SAMPLE-autopage-17"/>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h text:style-name="P1" text:outline-level="3"><text:bookmark text:name="autosec-18"/>Capı́tulo 3 and next meeting</text:h>
      <text:p text:style-name="P5"><text:bookmark text:name="SAMPLE-autopage-18"/>As discussed in <text:a xlink:type="simple" xlink:href="../index.html#mychapter2" text:style-name="Internet_20_link" text:visited-style-name="Visited_20_Internet_20_Link">2</text:a>, lorem ipsum dolor sit amet. </text:p>
      <text:p text:style-name="Text_20_body">Nam dui ligula, fringilla a, euismod sodales, sollicitudin vel, wisi. Morbi auctor lorem non justo. Nam lacus libero, pretium at, lobortis vitae, ultricies et, tellus. Donec aliquet, tortor sed accumsan bibendum, erat ligula aliquet magna, vitae ornare odio metus a mi. Morbi ac orci et nisl hendrerit mollis. Suspendisse ut massa. Cras nec ante. Pellentesque a nulla. Cum sociis natoque penatibus et magnis dis parturient montes, nascetur ridiculus mus. Aliquam tincidunt urna. Nulla ullamcorper vestibulum turpis. Pellentesque cursus luctus mauris. </text:p>
      <text:h text:style-name="P2" text:outline-level="4"><text:bookmark text:name="autosec-19"/>3.1. Title section</text:h>
      <text:p text:style-name="P5"><text:bookmark text:name="SAMPLE-autopage-19"/>Nulla malesuada porttitor diam. Donec felis erat, congue non, volutpat at, tincidunt tristique, libero. Vivamus viverra fermentum felis. Donec nonummy pellentesque ante. Phasellus adipiscing semper elit. Proin fermentum massa ac quam. Sed diam turpis, molestie vitae, placerat a, molestie nec, leo. Maecenas lacinia. Nam ipsum ligula, eleifend at, accumsan nec, suscipit a, ipsum. Morbi blandit ligula feugiat magna. Nunc eleifend consequat lorem. Sed lacinia nulla vitae enim. Pellentesque tincidunt purus vel magna. Integer non enim. Praesent euismod nunc eu purus. Donec bibendum quam in tellus. Nullam cursus pulvinar lectus. Donec et mi. Nam vulputate metus eu enim. Vestibulum pellentesque felis eu massa. </text:p>
      <text:h text:style-name="P3" text:outline-level="5"><text:bookmark text:name="autosec-20"/><text:soft-page-break/>3.1.1. Title section</text:h>
      <text:p text:style-name="P5"><text:bookmark text:name="SAMPLE-autopage-20"/>Lorem ipsum dolor sit amet, consectetuer adipiscing elit. Ut purus elit, vestibulum ut, placerat ac, adipiscing vitae, felis. Curabitur dictum gravida mauris. Nam arcu libero, nonummy eget, consectetuer id, vulputate a, magna. Donec vehicula augue eu neque. Pellentesque habitant morbi tristique senectus et netus et malesuada fames ac turpis egestas. Mauris ut leo. Cras viverra metus rhoncus sem. 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 Curabitur auctor semper nulla. Donec varius orci eget risus. Duis nibh mi, congue eu, accumsan eleifend, sagittis quis, diam. Duis eget orci sit amet orci dignissim rutrum. </text:p>
      <text:h text:style-name="P1" text:outline-level="3"><text:bookmark text:name="autosec-21"/>Legales</text:h>
      <text:p text:style-name="P5"><text:bookmark text:name="SAMPLE-autopage-21"/>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text:h text:style-name="P1" text:outline-level="3"><text:bookmark text:name="autosec-22"/>Colofón</text:h>
      <text:p text:style-name="P5"><text:bookmark text:name="SAMPLE-autopage-22"/>Quisque ullamcorper placerat ipsum. Cras nibh. Morbi vel justo vitae lacus tincidunt ultrices. Lorem ipsum dolor sit amet, consectetuer adipiscing elit. In hac habitasse platea dictumst. Integer tempus convallis augue. Etiam facilisis. Nunc elementum fermentum wisi. Aenean placerat. Ut imperdiet, enim sed gravida sollicitudin, felis odio placerat quam, ac pulvinar elit purus eget enim. Nunc vitae tortor. Proin tempus nibh sit amet nisl. Vivamus quis tortor vitae risus porta vehicula. </text:p>
      <text:p text:style-name="P5"><text:bookmark text:name="SAMPLE-autofile-l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Mono" svg:font-family="'DejaVu Mono', 'Bitstream Vera Mono', 'Lucida Console', 'Nimbus Mono L', 'Liberation Mono', FreeMono, 'Andale Mono', 'Courier New', monospace"/>
    <style:font-face style:name="DejaVu Serif" svg:font-family="'DejaVu Serif', 'Bitstream Vera Serif', 'Lucida Bright', Georgia, serif"/>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Mono O" svg:font-family="'Linux Libertine Mono O', 'Lucida Console', 'Droid Sans Mono', 'DejaVu Mono', 'Bitstream Vera Mono', 'Liberation Mono', FreeMono, 'Andale Mono', 'Nimbus Mono L', 'Courier New', monospace"/>
    <style:font-face style:name="Linux Libertine O" svg:font-family="'Linux Libertine O', 'Hoefler Text', Garamond, Bembo, Janson, 'TeX Gyre Pagella', Palatino, 'Liberation Serif', 'Nimbus Roman No 9 L', FreeSerif, Times, 'Times New Roman', 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style:font-size-asian="12pt" style:language-asian="zh" style:country-asian="CN" style:font-name-complex="Droid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s" fo:country="AR" style:font-name-asian="Droid Sans" style:font-size-asian="12pt" style:language-asian="zh" style:country-asian="CN" style:font-name-complex="Droid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fo:color="#000000" loext:opacity="100%" style:font-name="DejaVu Serif" fo:font-family="'DejaVu Serif', 'Bitstream Vera Serif', 'Lucida Bright', Georgia, serif" style:font-name-asian="DejaVu Serif" style:font-family-asian="'DejaVu Serif', 'Bitstream Vera Serif', 'Lucida Bright', Georgia, serif" style:font-name-complex="DejaVu Serif" style:font-family-complex="'DejaVu Serif', 'Bitstream Vera Serif', 'Lucida Bright', Georgia, serif"/>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line-height="130%" fo:text-align="center" style:justify-single-word="false"/>
      <style:text-properties fo:font-variant="normal" fo:text-transform="none" style:font-name="Linux Libertine O" fo:font-family="'Linux Libertine O', 'Hoefler Text', Garamond, Bembo, Janson, 'TeX Gyre Pagella', Palatino, 'Liberation Serif', 'Nimbus Roman No 9 L', FreeSerif, Times, 'Times New Roman', serif" fo:font-size="24pt" fo:font-style="normal" fo:font-weight="bold" style:font-name-asian="Linux Libertine O" style:font-family-asian="'Linux Libertine O', 'Hoefler Text', Garamond, Bembo, Janson, 'TeX Gyre Pagella', Palatino, 'Liberation Serif', 'Nimbus Roman No 9 L', FreeSerif, Times, 'Times New Roman', serif" style:font-size-asian="22pt" style:font-style-asian="normal" style:font-weight-asian="bold" style:font-name-complex="Linux Libertine O" style:font-family-complex="'Linux Libertine O', 'Hoefler Text', Garamond, Bembo, Janson, 'TeX Gyre Pagella', Palatino, 'Liberation Serif', 'Nimbus Roman No 9 L', FreeSerif, Times, 'Times New Roman', serif" style:font-size-complex="22pt" style:font-style-complex="normal"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Preformatted_20_Text" style:display-name="Preformatted Text" style:family="paragraph" style:parent-style-name="Standard" style:class="html">
      <style:paragraph-properties fo:margin-top="0cm" fo:margin-bottom="0cm" style:contextual-spacing="false" fo:padding="0cm" fo:border="non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o_20_preformateado.tabbing" style:display-name="Texto preformateado.tabbing" style:family="paragraph" style:parent-style-name="Preformatted_20_Text">
      <style:text-properties style:font-name="Linux Libertine Mono O" fo:font-family="'Linux Libertine Mono O', 'Lucida Console', 'Droid Sans Mono', 'DejaVu Mono', 'Bitstream Vera Mono', 'Liberation Mono', FreeMono, 'Andale Mono', 'Nimbus Mono L', 'Courier New', monospace" style:font-name-asian="Linux Libertine Mono O" style:font-family-asian="'Linux Libertine Mono O', 'Lucida Console', 'Droid Sans Mono', 'DejaVu Mono', 'Bitstream Vera Mono', 'Liberation Mono', FreeMono, 'Andale Mono', 'Nimbus Mono L', 'Courier New', monospace" style:font-name-complex="Linux Libertine Mono O" style:font-family-complex="'Linux Libertine Mono O', 'Lucida Console', 'Droid Sans Mono', 'DejaVu Mono', 'Bitstream Vera Mono', 'Liberation Mono', FreeMono, 'Andale Mono', 'Nimbus Mono L', 'Courier New', monospac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line-height="130%" fo:text-align="center" style:justify-single-word="false"/>
      <style:text-properties fo:font-variant="normal" fo:text-transform="none" style:font-name="Linux Libertine O" fo:font-family="'Linux Libertine O', 'Hoefler Text', Garamond, Bembo, Janson, 'TeX Gyre Pagella', Palatino, 'Liberation Serif', 'Nimbus Roman No 9 L', FreeSerif, Times, 'Times New Roman', serif" fo:font-size="18pt" fo:font-style="normal" fo:font-weight="bold" style:font-name-asian="Linux Libertine O" style:font-family-asian="'Linux Libertine O', 'Hoefler Text', Garamond, Bembo, Janson, 'TeX Gyre Pagella', Palatino, 'Liberation Serif', 'Nimbus Roman No 9 L', FreeSerif, Times, 'Times New Roman', serif" style:font-size-asian="18pt" style:font-style-asian="normal" style:font-weight-asian="bold" style:font-name-complex="Linux Libertine O" style:font-family-complex="'Linux Libertine O', 'Hoefler Text', Garamond, Bembo, Janson, 'TeX Gyre Pagella', Palatino, 'Liberation Serif', 'Nimbus Roman No 9 L', FreeSerif, Times, 'Times New Roman', serif" style:font-size-complex="18pt" style:font-style-complex="normal"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line-height="130%" fo:text-align="start" style:justify-single-word="false"/>
      <style:text-properties fo:font-variant="normal" fo:text-transform="none" style:font-name="Linux Libertine O" fo:font-family="'Linux Libertine O', 'Hoefler Text', Garamond, Bembo, Janson, 'TeX Gyre Pagella', Palatino, 'Liberation Serif', 'Nimbus Roman No 9 L', FreeSerif, Times, 'Times New Roman', serif" fo:font-size="14pt" fo:font-style="normal" fo:font-weight="bold" style:font-name-asian="Linux Libertine O" style:font-family-asian="'Linux Libertine O', 'Hoefler Text', Garamond, Bembo, Janson, 'TeX Gyre Pagella', Palatino, 'Liberation Serif', 'Nimbus Roman No 9 L', FreeSerif, Times, 'Times New Roman', serif" style:font-size-asian="14pt" style:font-style-asian="normal" style:font-weight-asian="bold" style:font-name-complex="Linux Libertine O" style:font-family-complex="'Linux Libertine O', 'Hoefler Text', Garamond, Bembo, Janson, 'TeX Gyre Pagella', Palatino, 'Liberation Serif', 'Nimbus Roman No 9 L', FreeSerif, Times, 'Times New Roman', serif" style:font-size-complex="14pt" style:font-style-complex="normal"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fo:line-height="130%" fo:text-align="start" style:justify-single-word="false"/>
      <style:text-properties fo:font-variant="normal" fo:text-transform="none" style:font-name="Linux Libertine O" fo:font-family="'Linux Libertine O', 'Hoefler Text', Garamond, Bembo, Janson, 'TeX Gyre Pagella', Palatino, 'Liberation Serif', 'Nimbus Roman No 9 L', FreeSerif, Times, 'Times New Roman', serif" fo:font-size="12pt" fo:font-style="normal" fo:font-weight="bold" style:font-name-asian="Linux Libertine O" style:font-family-asian="'Linux Libertine O', 'Hoefler Text', Garamond, Bembo, Janson, 'TeX Gyre Pagella', Palatino, 'Liberation Serif', 'Nimbus Roman No 9 L', FreeSerif, Times, 'Times New Roman', serif" style:font-size-asian="12pt" style:font-style-asian="normal" style:font-weight-asian="bold" style:font-name-complex="Linux Libertine O" style:font-family-complex="'Linux Libertine O', 'Hoefler Text', Garamond, Bembo, Janson, 'TeX Gyre Pagella', Palatino, 'Liberation Serif', 'Nimbus Roman No 9 L', FreeSerif, Times, 'Times New Roman', serif" style:font-size-complex="12pt" style:font-style-complex="normal"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line-height="130%" fo:text-align="start" style:justify-single-word="false"/>
      <style:text-properties fo:font-variant="normal" fo:text-transform="none" style:font-name="Linux Libertine O" fo:font-family="'Linux Libertine O', 'Hoefler Text', Garamond, Bembo, Janson, 'TeX Gyre Pagella', Palatino, 'Liberation Serif', 'Nimbus Roman No 9 L', FreeSerif, Times, 'Times New Roman', serif" fo:font-size="10pt" fo:font-style="normal" fo:font-weight="bold" style:font-name-asian="Linux Libertine O" style:font-family-asian="'Linux Libertine O', 'Hoefler Text', Garamond, Bembo, Janson, 'TeX Gyre Pagella', Palatino, 'Liberation Serif', 'Nimbus Roman No 9 L', FreeSerif, Times, 'Times New Roman', serif" style:font-size-asian="10pt" style:font-style-asian="normal" style:font-weight-asian="bold" style:font-name-complex="Linux Libertine O" style:font-family-complex="'Linux Libertine O', 'Hoefler Text', Garamond, Bembo, Janson, 'TeX Gyre Pagella', Palatino, 'Liberation Serif', 'Nimbus Roman No 9 L', FreeSerif, Times, 'Times New Roman', serif" style:font-size-complex="10pt" style:font-style-complex="normal"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line-height="130%" fo:text-align="start" style:justify-single-word="false"/>
      <style:text-properties fo:font-variant="normal" fo:text-transform="none" style:font-name="Linux Libertine O" fo:font-family="'Linux Libertine O', 'Hoefler Text', Garamond, Bembo, Janson, 'TeX Gyre Pagella', Palatino, 'Liberation Serif', 'Nimbus Roman No 9 L', FreeSerif, Times, 'Times New Roman', serif" fo:font-size="7pt" fo:font-style="normal" fo:font-weight="bold" style:font-name-asian="Linux Libertine O" style:font-family-asian="'Linux Libertine O', 'Hoefler Text', Garamond, Bembo, Janson, 'TeX Gyre Pagella', Palatino, 'Liberation Serif', 'Nimbus Roman No 9 L', FreeSerif, Times, 'Times New Roman', serif" style:font-size-asian="7pt" style:font-style-asian="normal" style:font-weight-asian="bold" style:font-name-complex="Linux Libertine O" style:font-family-complex="'Linux Libertine O', 'Hoefler Text', Garamond, Bembo, Janson, 'TeX Gyre Pagella', Palatino, 'Liberation Serif', 'Nimbus Roman No 9 L', FreeSerif, Times, 'Times New Roman', serif" style:font-size-complex="7pt" style:font-style-complex="normal" style:font-weight-complex="bold"/>
    </style:style>
    <style:style style:name="Texto_20_preformateado.boxedverbatim" style:display-name="Texto preformateado.boxedverbatim" style:family="paragraph" style:parent-style-name="Preformatted_20_Text">
      <style:paragraph-properties fo:padding-left="0.049cm" fo:padding-right="0cm" fo:padding-top="0.049cm" fo:padding-bottom="0.049cm" fo:border-left="0.06pt solid #000000" fo:border-right="none" fo:border-top="0.06pt solid #000000" fo:border-bottom="0.06pt solid #000000"/>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line-through-style="none" style:text-line-through-type="none" style:text-underline-style="none" style:text-blinking="false" style:text-overline-style="none" style:text-overline-color="font-color"/>
    </style:style>
    <style:style style:name="User_20_Entry" style:display-name="User Entry" style:family="text">
      <style:text-properties style:font-name="DejaVu Mono" fo:font-family="'DejaVu Mono', 'Bitstream Vera Mono', 'Lucida Console', 'Nimbus Mono L', 'Liberation Mono', FreeMono, 'Andale Mono', 'Courier New', monospace" style:font-name-asian="DejaVu Mono" style:font-family-asian="'DejaVu Mono', 'Bitstream Vera Mono', 'Lucida Console', 'Nimbus Mono L', 'Liberation Mono', FreeMono, 'Andale Mono', 'Courier New', monospace" style:font-name-complex="DejaVu Mono" style:font-family-complex="'DejaVu Mono', 'Bitstream Vera Mono', 'Lucida Console', 'Nimbus Mono L', 'Liberation Mono', FreeMono, 'Andale Mono', 'Courier New', monospac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af7f4" style:writing-mode="lr-tb" style:layout-grid-color="#c0c0c0" style:layout-grid-lines="20" style:layout-grid-base-height="0.706cm" style:layout-grid-ruby-height="0.353cm" style:layout-grid-mode="none" style:layout-grid-ruby-below="false" style:layout-grid-print="false" style:layout-grid-display="false" draw:fill="solid" draw:fill-color="#faf7f4"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af7f4" draw:opacity="100%"/>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berto Moyano</meta:initial-creator>
    <dc:title>Título del libro</dc:title>
    <meta:document-statistic meta:table-count="0" meta:image-count="1" meta:object-count="0" meta:page-count="3" meta:paragraph-count="55" meta:word-count="3367" meta:character-count="23383" meta:non-whitespace-character-count="20034"/>
    <meta:generator>LibreOffice/24.2.3.2$Linux_X86_64 LibreOffice_project/420$Build-2</meta:generator>
    <meta:user-defined meta:name=""/>
    <meta:user-defined meta:name="viewport">width=device-width, initial-scale=1.0</meta:user-defined>
  </office:meta>
</office:document-meta>
</file>